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ValueMethodArgumentResolver.resolveArgumentValue( MethodParameter parameter , Message &lt; ? &gt; messa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NamedValueMethodArgumentResolver.get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amedValueMethodArgumentResolver.resolveEmbeddedValuesAndExpression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ValueInfo.NamedValueInfo( String name , boolean required , @ Nullable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edValueMethodArgumentResolver.handleNullValue( String name , @ Nullable Object value , Class &lt; ? &gt; param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NamedValueMethodArgumentResolver.updateNamedValueInfo( MethodParameter parameter , NamedValue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MethodArgumentResolver.AbstractNamedValueMethodArgumentResolver( ConversionService conversionService , @ Nullable Configur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